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onospace" fo:font-size="10.5pt" fo:letter-spacing="normal" fo:font-style="normal" fo:font-weight="normal" officeooo:rsid="000b572f" officeooo:paragraph-rsid="000d8cf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0d8cf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onospace" fo:font-size="10.5pt" fo:letter-spacing="normal" fo:font-style="normal" fo:font-weight="normal" officeooo:rsid="000a4253" officeooo:paragraph-rsid="000d8cf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onospace" fo:font-size="10.5pt" fo:letter-spacing="normal" fo:font-style="normal" fo:font-weight="normal" officeooo:rsid="000b572f" officeooo:paragraph-rsid="000b572f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onospace" fo:font-size="10.5pt" fo:letter-spacing="normal" fo:font-style="normal" fo:font-weight="normal" officeooo:rsid="000b572f" officeooo:paragraph-rsid="000f991d" style:font-name-asian="Nimbus Mono L" style:font-size-asian="10pt" style:font-name-complex="Liberation Mono" style:font-size-complex="10pt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onospace" fo:font-size="10.5pt" fo:letter-spacing="normal" fo:font-style="normal" fo:font-weight="normal" officeooo:rsid="00128f1a" officeooo:paragraph-rsid="00128f1a" style:font-name-asian="Nimbus Mono L" style:font-size-asian="10pt" style:font-name-complex="Liberation Mono" style:font-size-complex="10p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a4253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b572f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rsid="000e8494" officeooo:paragraph-rsid="000e8494"/>
    </style:style>
    <style:style style:name="P10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0d8cfe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 officeooo:rsid="000b572f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 officeooo:rsid="000cb708"/>
    </style:style>
    <style:style style:name="T3" style:family="text">
      <style:text-properties officeooo:rsid="001333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 2 <text:span text:style-name="T3">Necessary </text:span>Packages:</text:p>
      <text:p text:style-name="P2"/>
      <text:p text:style-name="P2">numpy 1.14.5</text:p>
      <text:p text:style-name="P10">pandas 0.23.2</text:p>
      <text:p text:style-name="P10">matplotlib 2.2.2</text:p>
      <text:p text:style-name="P10">sklearn 0.19.1</text:p>
      <text:p text:style-name="P10">seaborn 0.8.1</text:p>
      <text:p text:style-name="P1"/>
      <text:p text:style-name="P4"/>
      <text:p text:style-name="P4">Dataset</text:p>
      <text:p text:style-name="P4"/>
      <text:p text:style-name="P8"><text:span text:style-name="T1">Housing.data <text:tab/></text:span><text:span text:style-name="T2">(Regression)</text:span></text:p>
      <text:p text:style-name="P5">wdbc.data <text:tab/><text:tab/>(Classification)</text:p>
      <text:p text:style-name="P7"/>
      <text:p text:style-name="P9"/>
      <text:p text:style-name="P6">I’m used Jupyter to run my co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1:13:16.200564519</meta:creation-date>
    <meta:generator>LibreOffice/5.1.6.2$Linux_X86_64 LibreOffice_project/10m0$Build-2</meta:generator>
    <dc:date>2019-06-26T08:21:26.274047373</dc:date>
    <meta:editing-duration>PT3H55M50S</meta:editing-duration>
    <meta:editing-cycles>7</meta:editing-cycles>
    <meta:document-statistic meta:table-count="0" meta:image-count="0" meta:object-count="0" meta:page-count="1" meta:paragraph-count="10" meta:word-count="26" meta:character-count="190" meta:non-whitespace-character-count="171"/>
  </office:meta>
</office:document-meta>
</file>